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351"/>
    </style:style>
    <style:style style:name="P2" style:family="paragraph" style:parent-style-name="Standard">
      <style:paragraph-properties fo:text-align="center" style:justify-single-word="false"/>
      <style:text-properties officeooo:paragraph-rsid="001eb26b"/>
    </style:style>
    <style:style style:name="P3" style:family="paragraph" style:parent-style-name="Standard">
      <style:text-properties officeooo:paragraph-rsid="001eb26b"/>
    </style:style>
    <style:style style:name="P4" style:family="paragraph" style:parent-style-name="Standard">
      <style:paragraph-properties fo:text-align="center" style:justify-single-word="false"/>
      <style:text-properties officeooo:rsid="001eb26b" officeooo:paragraph-rsid="001eb26b"/>
    </style:style>
    <style:style style:name="P5" style:family="paragraph" style:parent-style-name="Standard">
      <style:text-properties officeooo:rsid="001eb26b" officeooo:paragraph-rsid="001eb26b"/>
    </style:style>
    <style:style style:name="P6" style:family="paragraph" style:parent-style-name="Standard">
      <style:text-properties officeooo:rsid="0021b443" officeooo:paragraph-rsid="0021b443"/>
    </style:style>
    <style:style style:name="P7" style:family="paragraph" style:parent-style-name="Standard">
      <style:text-properties officeooo:paragraph-rsid="0021b443"/>
    </style:style>
    <style:style style:name="T1" style:family="text">
      <style:text-properties officeooo:rsid="001eb26b"/>
    </style:style>
    <style:style style:name="T2" style:family="text">
      <style:text-properties officeooo:rsid="00203d22"/>
    </style:style>
    <style:style style:name="T3" style:family="text">
      <style:text-properties officeooo:rsid="0021b443"/>
    </style:style>
    <style:style style:name="T4" style:family="text">
      <style:text-properties officeooo:rsid="0022a4f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ief Financial Officer – Money Manager</text:p>
      <text:p text:style-name="P2"/>
      <text:p text:style-name="P5">Duties:</text:p>
      <text:p text:style-name="P3"><text:tab/><text:span text:style-name="T1">Manage company finances</text:span></text:p>
      <text:p text:style-name="P3"><text:tab/><text:span text:style-name="T1">Innovate growth</text:span></text:p>
      <text:p text:style-name="P3"><text:tab/><text:span text:style-name="T1">Form relationships with other companies</text:span></text:p>
      <text:p text:style-name="P3"><text:tab/><text:span text:style-name="T1">Create financial processes</text:span></text:p>
      <text:p text:style-name="P3"><text:tab/><text:span text:style-name="T1">Set up infrastructure to satisfy reporting requirements for the company as it scales</text:span></text:p>
      <text:p text:style-name="P3"><text:tab/><text:span text:style-name="T1">Excellent ability to optimize cash </text:span></text:p>
      <text:p text:style-name="P3"><text:tab/><text:span text:style-name="T2">Being held accountable via reports</text:span></text:p>
      <text:p text:style-name="P3"><text:tab/><text:span text:style-name="T2">Able to identify when too much money is being spent in a department and utilize it correctly <text:tab/><text:tab/><text:tab/>and come up with a solution</text:span></text:p>
      <text:p text:style-name="P3"/>
      <text:p text:style-name="P1">Core responsibilities of a startup CFO:</text:p>
      <text:p text:style-name="P1"/>
      <text:p text:style-name="P1"><text:tab/>Preparing budgets</text:p>
      <text:p text:style-name="P1"><text:tab/>Monitoring expenditures, costs, and P&amp;L</text:p>
      <text:p text:style-name="P1"><text:tab/>Reviewing, analyzing, and reporting on the company's financial data and performance</text:p>
      <text:p text:style-name="P1"><text:tab/>Taking control of the startup's financial planning and risks associated with future goals</text:p>
      <text:p text:style-name="P1"/>
      <text:p text:style-name="P6">Should demonstrate:</text:p>
      <text:p text:style-name="P7"><text:span text:style-name="T3"><text:tab/>Researching skills. Research is the most important part of an Analyst's day to day job.</text:span></text:p>
      <text:p text:style-name="P7"><text:span text:style-name="T3"><text:tab/>Analytical skills. </text:span></text:p>
      <text:p text:style-name="P7"><text:span text:style-name="T3"><text:tab/>Ease with technology.</text:span></text:p>
      <text:p text:style-name="P7"><text:span text:style-name="T3"><text:tab/>Communication and writing skills. Produce financial instruments and publish reports.</text:span></text:p>
      <text:p text:style-name="P7"><text:span text:style-name="T3"><text:tab/>Mathematical ability. </text:span></text:p>
      <text:p text:style-name="P7"><text:span text:style-name="T3"><text:tab/>Leadership skills. </text:span></text:p>
      <text:p text:style-name="P7"><text:tab/><text:span text:style-name="T3">Decision </text:span><text:span text:style-name="T4">making</text:span>. </text:p>
      <text:p text:style-name="P7"><text:span text:style-name="T3"><text:tab/>Attention to detai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04:43.315850399</meta:creation-date>
    <dc:date>2021-06-23T14:17:28.764178488</dc:date>
    <meta:editing-duration>PT14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43" meta:character-count="1020" meta:non-whitespace-character-count="872"/>
  </office:meta>
</office:document-meta>
</file>